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515cm" fo:min-width="0.264cm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draw:fill="none" draw:textarea-vertical-align="middle" fo:padding-top="0.133cm" fo:padding-bottom="0.133cm" fo:padding-left="0.258cm" fo:padding-right="0.2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3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2.0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3.324cm"/>
    </style:style>
    <style:style style:name="gr1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6.516cm" fo:min-width="15.466cm" fo:padding-top="0.142cm" fo:padding-bottom="0.142cm" fo:padding-left="0.267cm" fo:padding-right="0.267cm"/>
    </style:style>
    <style:style style:name="gr13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solid" svg:stroke-width="0.018cm" svg:stroke-color="#000000" draw:marker-start="Rounded_20_short_20_Arrow" draw:marker-start-width="0.326cm" draw:marker-end="Rounded_20_short_20_Arrow" draw:marker-end-width="0.326cm" svg:stroke-opacity="25%" draw:fill="none" draw:textarea-vertical-align="middle" fo:padding-top="0.133cm" fo:padding-bottom="0.133cm" fo:padding-left="0.258cm" fo:padding-right="0.258cm"/>
    </style:style>
    <style:style style:name="gr15" style:family="graphic" style:parent-style-name="objectwithoutfill">
      <style:graphic-properties draw:stroke="solid" svg:stroke-width="0.018cm" svg:stroke-color="#000000" draw:marker-start="Rounded_20_short_20_Arrow" draw:marker-start-width="0.327cm" draw:marker-end="Rounded_20_short_20_Arrow" draw:marker-end-width="0.327cm" svg:stroke-opacity="25%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18cm" svg:stroke-color="#000000" draw:marker-start-width="0.228cm" draw:marker-end-width="0.228cm" svg:stroke-opacity="25%" draw:fill="none" draw:textarea-horizontal-align="justify" draw:textarea-vertical-align="middle" draw:auto-grow-height="false" fo:min-height="1.277cm" fo:min-width="1.027cm" fo:padding-top="0.135cm" fo:padding-bottom="0.135cm" fo:padding-left="0.26cm" fo:padding-right="0.26cm"/>
    </style:style>
    <style:style style:name="gr17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0.249cm" fo:min-width="0cm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width="0.018cm" svg:stroke-color="#000000" draw:marker-start-width="0.227cm" draw:marker-end-width="0.227cm" draw:fill="solid" draw:fill-color="#000000" draw:opacity="10%" draw:textarea-horizontal-align="justify" draw:textarea-vertical-align="middle" draw:auto-grow-height="false" fo:min-height="4.106cm" fo:min-width="4.584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fo:min-height="1.354cm"/>
    </style:style>
    <style:style style:name="gr20" style:family="graphic" style:parent-style-name="standard">
      <style:graphic-properties svg:stroke-width="0.018cm" svg:stroke-color="#000000" draw:marker-start-width="0.227cm" draw:marker-end-width="0.227cm" svg:stroke-opacity="25%" draw:fill="none" draw:textarea-horizontal-align="justify" draw:textarea-vertical-align="middle" draw:auto-grow-height="false" fo:min-height="4.106cm" fo:min-width="4.599cm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Fine_20_Dashed" draw:marker-end="Rounded_20_short_20_Arrow" draw:marker-end-width="0.3cm" draw:fill="none" draw:textarea-vertical-align="middle"/>
    </style:style>
    <style:style style:name="gr22" style:family="graphic" style:parent-style-name="objectwithoutfill">
      <style:graphic-properties draw:stroke="solid" draw:stroke-dash="Ultrafine_20_Dashed" svg:stroke-width="0.018cm" svg:stroke-color="#000000" draw:marker-start="Rounded_20_short_20_Arrow" draw:marker-start-width="0.327cm" draw:marker-end="Rounded_20_short_20_Arrow" draw:marker-end-width="0.32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color="#000000" draw:fill="none" draw:fill-color="#ffffff" draw:textarea-vertical-align="top" fo:min-height="1.152cm"/>
    </style:style>
    <style:style style:name="gr24" style:family="graphic" style:parent-style-name="standard">
      <style:graphic-properties svg:stroke-width="0.018cm" svg:stroke-color="#000000" draw:marker-start-width="0.228cm" draw:marker-end-width="0.228cm" draw:fill="none" draw:textarea-horizontal-align="justify" draw:textarea-vertical-align="middle" draw:auto-grow-height="false" fo:min-height="1.277cm" fo:min-width="1.027cm" fo:padding-top="0.135cm" fo:padding-bottom="0.135cm" fo:padding-left="0.26cm" fo:padding-right="0.26cm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249cm" fo:min-width="0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248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-color="#ef2929" draw:textarea-horizontal-align="justify" draw:textarea-vertical-align="middle" draw:auto-grow-height="false" fo:min-height="0.084cm" fo:min-width="0cm"/>
    </style:style>
    <style:style style:name="gr28" style:family="graphic" style:parent-style-name="standard">
      <style:graphic-properties draw:stroke="none" svg:stroke-color="#000000" draw:fill-color="#ef2929" draw:textarea-horizontal-align="justify" draw:textarea-vertical-align="middle" draw:auto-grow-height="false" fo:min-height="0.085cm" fo:min-width="0cm"/>
    </style:style>
    <style:style style:name="gr29" style:family="graphic" style:parent-style-name="standard">
      <style:graphic-properties draw:stroke="none" svg:stroke-color="#000000" draw:fill-color="#4e9a06" draw:textarea-horizontal-align="justify" draw:textarea-vertical-align="middle" draw:auto-grow-height="false" fo:min-height="0.114cm" fo:min-width="0.651cm"/>
    </style:style>
    <style:style style:name="gr30" style:family="graphic" style:parent-style-name="standard">
      <style:graphic-properties draw:stroke="none" svg:stroke-color="#000000" draw:fill-color="#ef2929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-color="#4e9a06" draw:textarea-horizontal-align="justify" draw:textarea-vertical-align="middle" draw:auto-grow-height="false" fo:min-height="0cm" fo:min-width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3" style:family="graphic" style:parent-style-name="standard">
      <style:graphic-properties draw:stroke="none" draw:fill-color="#334de9" draw:textarea-horizontal-align="justify" draw:textarea-vertical-align="middle" draw:auto-grow-height="false" fo:min-height="0.458cm" fo:min-width="0.208cm" draw:shadow="hidden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 fo:min-height="0.458cm" fo:min-width="0.208cm" draw:shadow="hidden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000000" draw:opacity="10%"/>
      <style:paragraph-properties fo:text-align="center"/>
      <style:text-properties fo:font-weight="bold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</style:style>
    <style:style style:name="P11" style:family="paragraph">
      <loext:graphic-properties draw:fill-color="#ef2929"/>
      <style:paragraph-properties fo:text-align="center"/>
    </style:style>
    <style:style style:name="P12" style:family="paragraph">
      <loext:graphic-properties draw:fill-color="#4e9a06"/>
      <style:paragraph-properties fo:text-align="center"/>
    </style:style>
    <style:style style:name="P13" style:family="paragraph">
      <loext:graphic-properties draw:fill-color="#334de9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.895cm" svg:height="1.199cm" svg:x="11.205cm" svg:y="10.139cm">
            <draw:text-box>
              <text:p><text:span text:style-name="T1">A</text:span><text:span text:style-name="T1">d</text:span><text:span text:style-name="T1">a</text:span><text:span text:style-name="T1">p</text:span><text:span text:style-name="T1">t</text:span><text:span text:style-name="T1">é</text:span></text:p>
            </draw:text-box>
          </draw:frame>
          <draw:frame draw:style-name="gr1" draw:text-style-name="P2" draw:layer="layout" svg:width="2.552cm" svg:height="1.199cm" svg:x="10.548cm" svg:y="9.082cm">
            <draw:text-box>
              <text:p><text:span text:style-name="T2">Trop faible</text:span></text:p>
            </draw:text-box>
          </draw:frame>
          <draw:frame draw:style-name="gr1" draw:text-style-name="P2" draw:layer="layout" svg:width="2.118cm" svg:height="1.199cm" svg:x="10.982cm" svg:y="11.295cm">
            <draw:text-box>
              <text:p><text:span text:style-name="T1">Trop</text:span><text:span text:style-name="T2"> fort</text:span></text:p>
            </draw:text-box>
          </draw:frame>
          <draw:custom-shape draw:style-name="gr2" draw:text-style-name="P3" draw:layer="layout" svg:width="1.5cm" svg:height="1.5cm" svg:x="9.44cm" svg:y="10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1cm" svg:height="1cm" svg:x="9.69cm" svg:y="9.8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5cm" svg:height="0.5cm" svg:x="9.94cm" svg:y="9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" draw:layer="layout" svg:width="1.7cm" svg:height="0.962cm" svg:x="9.34cm" svg:y="7.688cm">
            <draw:text-box>
              <text:p>État</text:p>
            </draw:text-box>
          </draw:frame>
        </draw:g>
        <draw:g>
          <draw:custom-shape draw:style-name="gr6" draw:text-style-name="P3" xml:id="id1" draw:id="id1" draw:layer="layout" svg:width="1.106cm" svg:height="1.107cm" svg:x="5.357cm" svg:y="9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3" draw:layer="layout" draw:type="line" svg:x1="4.751cm" svg:y1="11.343cm" svg:x2="5.357cm" svg:y2="10.087cm" draw:end-shape="id1" draw:end-glue-point="6" svg:d="M4751 11343l606-1256" svg:viewBox="0 0 607 1257">
            <text:p/>
          </draw:connector>
          <draw:connector draw:style-name="gr8" draw:text-style-name="P3" draw:layer="layout" draw:type="line" svg:x1="6.463cm" svg:y1="10.087cm" svg:x2="7.065cm" svg:y2="11.343cm" draw:start-shape="id1" draw:start-glue-point="10" svg:d="M6463 10087l602 1256" svg:viewBox="0 0 603 1257">
            <text:p/>
          </draw:connector>
          <draw:connector draw:style-name="gr7" draw:text-style-name="P3" draw:layer="layout" draw:type="line" svg:x1="5.304cm" svg:y1="11.897cm" svg:x2="6.512cm" svg:y2="11.897cm" draw:start-shape="id2" draw:start-glue-point="10" draw:end-shape="id3" draw:end-glue-point="6" svg:d="M5304 11897h1208" svg:viewBox="0 0 1209 1">
            <text:p/>
          </draw:connector>
          <draw:custom-shape draw:style-name="gr6" draw:text-style-name="P3" xml:id="id3" draw:id="id3" draw:layer="layout" svg:width="1.106cm" svg:height="1.107cm" svg:x="6.512cm" svg:y="11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xml:id="id2" draw:id="id2" draw:layer="layout" svg:width="1.106cm" svg:height="1.107cm" svg:x="4.198cm" svg:y="11.3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" draw:layer="layout" svg:width="3.4cm" svg:height="1.199cm" svg:x="2.595cm" svg:y="12.327cm">
            <draw:text-box>
              <text:p><text:span text:style-name="T1">Hiérar</text:span><text:span text:style-name="T1">chisat</text:span><text:span text:style-name="T1">ion</text:span></text:p>
            </draw:text-box>
          </draw:frame>
          <draw:frame draw:style-name="gr10" draw:text-style-name="P1" draw:layer="layout" svg:width="2.5cm" svg:height="1.199cm" svg:x="6.283cm" svg:y="12.288cm">
            <draw:text-box>
              <text:p><text:span text:style-name="T1">F</text:span><text:span text:style-name="T1">i</text:span><text:span text:style-name="T1">x</text:span><text:span text:style-name="T1">a</text:span><text:span text:style-name="T1">ti</text:span><text:span text:style-name="T1">o</text:span><text:span text:style-name="T1">n </text:span><text:span text:style-name="T1">e</text:span><text:span text:style-name="T1">t </text:span><text:span text:style-name="T1">d</text:span><text:span text:style-name="T1">i</text:span><text:span text:style-name="T1">s</text:span><text:span text:style-name="T1">p</text:span><text:span text:style-name="T1">e</text:span><text:span text:style-name="T1">r</text:span><text:span text:style-name="T1">s</text:span><text:span text:style-name="T1">i</text:span><text:span text:style-name="T1">o</text:span><text:span text:style-name="T1">n</text:span></text:p>
            </draw:text-box>
          </draw:frame>
          <draw:frame draw:style-name="gr11" draw:text-style-name="P6" draw:layer="layout" svg:width="2.8cm" svg:height="0.725cm" svg:x="4.515cm" svg:y="8.988cm">
            <draw:text-box>
              <text:p text:style-name="P5"><text:span text:style-name="T1">P</text:span><text:span text:style-name="T1">o</text:span><text:span text:style-name="T1">l</text:span><text:span text:style-name="T1">a</text:span><text:span text:style-name="T1">ri</text:span><text:span text:style-name="T1">s</text:span><text:span text:style-name="T1">a</text:span><text:span text:style-name="T1">ti</text:span><text:span text:style-name="T1">o</text:span><text:span text:style-name="T1">n</text:span></text:p>
            </draw:text-box>
          </draw:frame>
          <draw:frame draw:style-name="gr5" draw:text-style-name="P4" draw:layer="layout" svg:width="3.9cm" svg:height="0.962cm" svg:x="3.959cm" svg:y="7.688cm">
            <draw:text-box>
              <text:p>Dimensions</text:p>
            </draw:text-box>
          </draw:frame>
        </draw:g>
        <draw:custom-shape draw:style-name="gr12" draw:text-style-name="P7" draw:layer="layout" svg:width="16cm" svg:height="6.8cm" svg:x="2.5cm" svg:y="7.1cm">
          <text:p/>
          <draw:enhanced-geometry svg:viewBox="0 0 21600 21600" draw:type="rectangle" draw:enhanced-path="M 0 0 L 21600 0 21600 21600 0 21600 0 0 Z N"/>
        </draw:custom-shape>
        <draw:g>
          <draw:connector draw:style-name="gr13" draw:text-style-name="P3" draw:layer="layout" draw:type="line" svg:x1="14.478cm" svg:y1="5.19cm" svg:x2="15.539cm" svg:y2="3.523cm" draw:start-shape="id4" draw:start-glue-point="4" draw:end-shape="id5" draw:end-glue-point="6" svg:d="M14478 5190l1061-1667" svg:viewBox="0 0 1062 1668">
            <text:p/>
          </draw:connector>
          <draw:connector draw:style-name="gr14" draw:text-style-name="P3" draw:layer="layout" draw:type="line" svg:x1="16.268cm" svg:y1="3.523cm" svg:x2="17.324cm" svg:y2="4.497cm" draw:start-shape="id5" draw:start-glue-point="10" draw:end-shape="id6" draw:end-glue-point="4" svg:d="M16268 3523l1056 974" svg:viewBox="0 0 1057 975">
            <text:p/>
          </draw:connector>
          <draw:connector draw:style-name="gr15" draw:text-style-name="P3" draw:layer="layout" draw:type="line" svg:x1="14.842cm" svg:y1="5.555cm" svg:x2="16.23cm" svg:y2="5.591cm" draw:start-shape="id4" draw:start-glue-point="10" draw:end-shape="id6" draw:end-glue-point="6" svg:d="M14842 5555l1388 36" svg:viewBox="0 0 1389 37">
            <text:p/>
          </draw:connector>
          <draw:custom-shape draw:style-name="gr16" draw:text-style-name="P3" xml:id="id6" draw:id="id6" draw:layer="layout" svg:width="2.187cm" svg:height="2.187cm" svg:x="16.23cm" svg:y="4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xml:id="id5" draw:id="id5" draw:layer="layout" svg:width="0.729cm" svg:height="0.729cm" svg:x="15.539cm" svg:y="3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xml:id="id4" draw:id="id4" draw:layer="layout" svg:width="0.729cm" svg:height="0.729cm" svg:x="14.113cm" svg:y="5.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xml:id="id7" draw:id="id7" draw:layer="layout" svg:width="5.102cm" svg:height="4.374cm" svg:x="4.087cm" svg:y="2.357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4" draw:layer="layout" svg:width="3.936cm" svg:height="1.604cm" svg:x="8.898cm" svg:y="4.398cm">
            <draw:text-box>
              <text:p>Étape 1</text:p>
            </draw:text-box>
          </draw:frame>
          <draw:custom-shape draw:style-name="gr20" draw:text-style-name="P3" xml:id="id8" draw:id="id8" draw:layer="layout" svg:width="5.117cm" svg:height="4.374cm" svg:x="13.337cm" svg:y="2.357cm">
            <text:p/>
            <draw:enhanced-geometry svg:viewBox="0 0 21600 21600" draw:type="rectangle" draw:enhanced-path="M 0 0 L 21600 0 21600 21600 0 21600 0 0 Z N"/>
          </draw:custom-shape>
          <draw:connector draw:style-name="gr21" draw:text-style-name="P7" draw:layer="layout" draw:type="line" svg:x1="9.189cm" svg:y1="4.544cm" svg:x2="13.337cm" svg:y2="4.544cm" draw:start-shape="id7" draw:start-glue-point="1" draw:end-shape="id8" draw:end-glue-point="3" svg:d="M9189 4544h4148" svg:viewBox="0 0 4149 1">
            <text:p/>
          </draw:connector>
          <draw:connector draw:style-name="gr22" draw:text-style-name="P3" draw:layer="layout" draw:type="line" svg:x1="5.198cm" svg:y1="5.189cm" svg:x2="6.259cm" svg:y2="3.521cm" draw:start-shape="id9" draw:start-glue-point="4" draw:end-shape="id10" draw:end-glue-point="6" svg:d="M5198 5189l1061-1668" svg:viewBox="0 0 1062 1669">
            <text:p/>
          </draw:connector>
          <draw:connector draw:style-name="gr8" draw:text-style-name="P3" draw:layer="layout" draw:type="line" svg:x1="6.988cm" svg:y1="3.521cm" svg:x2="8.044cm" svg:y2="4.496cm" draw:start-shape="id10" draw:start-glue-point="10" draw:end-shape="id11" draw:end-glue-point="4" svg:d="M6988 3521l1056 975" svg:viewBox="0 0 1057 976">
            <text:p/>
          </draw:connector>
          <draw:connector draw:style-name="gr7" draw:text-style-name="P3" draw:layer="layout" draw:type="line" svg:x1="5.562cm" svg:y1="5.553cm" svg:x2="6.95cm" svg:y2="5.59cm" draw:start-shape="id9" draw:start-glue-point="10" draw:end-shape="id11" draw:end-glue-point="6" svg:d="M5562 5553l1388 37" svg:viewBox="0 0 1389 38">
            <text:p/>
          </draw:connector>
          <draw:frame draw:style-name="gr23" draw:text-style-name="P10" draw:layer="layout" svg:width="5.103cm" svg:height="1.402cm" svg:x="1.9cm" svg:y="1cm">
            <draw:text-box>
              <text:p text:style-name="P9">Versions</text:p>
            </draw:text-box>
          </draw:frame>
          <draw:custom-shape draw:style-name="gr24" draw:text-style-name="P3" xml:id="id11" draw:id="id11" draw:layer="layout" svg:width="2.187cm" svg:height="2.187cm" svg:x="6.95cm" svg:y="4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0" draw:layer="layout" svg:width="2.332cm" svg:height="1.402cm" svg:x="2.192cm" svg:y="3.916cm">
            <draw:text-box>
              <text:p text:style-name="P9">v0</text:p>
            </draw:text-box>
          </draw:frame>
          <draw:custom-shape draw:style-name="gr25" draw:text-style-name="P3" xml:id="id10" draw:id="id10" draw:layer="layout" svg:width="0.729cm" svg:height="0.729cm" svg:x="6.259cm" svg:y="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3" xml:id="id9" draw:id="id9" draw:layer="layout" svg:width="0.729cm" svg:height="0.728cm" svg:x="4.833cm" svg:y="5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1" draw:layer="layout" svg:width="1.167cm" svg:height="1.166cm" svg:x="15.327cm" svg:y="2.94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1" draw:layer="layout" svg:width="1.166cm" svg:height="1.167cm" svg:x="13.9cm" svg:y="4.98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2" draw:layer="layout" svg:width="1.151cm" svg:height="0.364cm" svg:x="16.771cm" svg:y="5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0" draw:text-style-name="P11" draw:layer="layout" svg:width="0.8cm" svg:height="0.8cm" svg:x="14.004cm" svg:y="9.32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7710.0817438692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2" draw:layer="layout" svg:width="0.79cm" svg:height="0.25cm" svg:x="14.004cm" svg:y="10.8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4" draw:layer="layout" svg:width="2.6cm" svg:height="0.725cm" svg:x="16.099cm" svg:y="10.628cm">
            <draw:text-box>
              <text:p><text:span text:style-name="T1">D</text:span><text:span text:style-name="T1">i</text:span><text:span text:style-name="T1">m</text:span><text:span text:style-name="T1">i</text:span><text:span text:style-name="T1">n</text:span><text:span text:style-name="T1">u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32" draw:text-style-name="P4" draw:layer="layout" svg:width="3.21cm" svg:height="0.725cm" svg:x="15.489cm" svg:y="9.428cm">
            <draw:text-box>
              <text:p><text:span text:style-name="T1">Augmentation</text:span></text:p>
            </draw:text-box>
          </draw:frame>
          <draw:frame draw:style-name="gr32" draw:text-style-name="P4" draw:layer="layout" svg:width="3.4cm" svg:height="0.725cm" svg:x="15.299cm" svg:y="11.828cm">
            <draw:text-box>
              <text:p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/text:p>
            </draw:text-box>
          </draw:frame>
          <draw:frame draw:style-name="gr5" draw:text-style-name="P4" draw:layer="layout" svg:width="4.3cm" svg:height="0.962cm" svg:x="13.259cm" svg:y="7.688cm">
            <draw:text-box>
              <text:p>Paramétrage</text:p>
            </draw:text-box>
          </draw:frame>
          <draw:path draw:style-name="gr33" draw:text-style-name="P13" draw:layer="layout" svg:width="0.799cm" svg:height="0.799cm" svg:x="14.004cm" svg:y="11.673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  <draw:frame draw:style-name="gr1" draw:text-style-name="P4" draw:layer="layout" svg:width="3.4cm" svg:height="1.199cm" svg:x="15.3cm" svg:y="12.628cm">
            <draw:text-box>
              <text:p><text:span text:style-name="T1">Transformation globale</text:span></text:p>
            </draw:text-box>
          </draw:frame>
          <draw:path draw:style-name="gr34" draw:text-style-name="P14" draw:layer="layout" svg:width="0.799cm" svg:height="0.799cm" svg:x="14.004cm" svg:y="12.873cm" svg:viewBox="0 0 800 800" svg:d="M76 639v-76h94 29 37l-36 36c50 50 121 81 200 81 158 0 280-122 280-280 0-1 0-2 0-2h120c0 0 0 1 0 2 0 226-174 400-400 400-113 0-214-44-285-116l-39 39v-1zM0 403c0-1 0-2 0-3 0-226 174-400 400-400 114 0 214 44 286 116l38-38v3 80 77h-94-36-30l36-37c-50-50-120-81-200-81-158 0-280 122-280 280 0 1 0 2 0 3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9:46:08.931245627</meta:creation-date>
    <meta:editing-duration>P0D</meta:editing-duration>
    <meta:editing-cycles>1</meta:editing-cycles>
    <meta:generator>LibreOffice/6.0.4.2$Linux_X86_64 LibreOffice_project/00m0$Build-2</meta:generator>
    <meta:document-statistic meta:object-count="52"/>
  </office:meta>
</office:document-meta>
</file>